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min-height="16.35cm" fo:min-width="22.5cm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4.85cm" fo:min-width="10.2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3.65cm" fo:min-width="8.2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6.05cm" fo:min-width="8.2cm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0.25cm" fo:min-width="9.4cm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25cm" fo:min-width="9.4cm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fo:min-height="1.134cm"/>
    </style:style>
    <style:style style:name="gr1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45cm" fo:min-width="8.2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0.95cm"/>
    </style:style>
    <style:style style:name="gr13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min-height="0.85cm" fo:min-width="22.4cm" fo:padding-top="0.225cm" fo:padding-bottom="0.225cm" fo:padding-left="0.35cm" fo:padding-right="0.35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min-height="11.35cm" fo:min-width="22.3cm" fo:padding-top="0.225cm" fo:padding-bottom="0.225cm" fo:padding-left="0.35cm" fo:padding-right="0.35cm"/>
    </style:style>
    <style:style style:name="gr17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18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0.7cm"/>
    </style:style>
    <style:style style:name="gr20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1.15cm" fo:min-width="4.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svg:stroke-width="0.1cm" svg:stroke-color="#772953" draw:marker-start-width="0.5cm" draw:marker-end-width="0.5cm" draw:fill="none" draw:textarea-horizontal-align="justify" draw:textarea-vertical-align="middle" draw:auto-grow-height="false" fo:min-height="3.725cm" fo:min-width="6.808cm" fo:padding-top="0.175cm" fo:padding-bottom="0.175cm" fo:padding-left="0.3cm" fo:padding-right="0.3cm" fo:wrap-option="no-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6cm" fo:min-width="0cm"/>
    </style:style>
    <style:style style:name="gr25" style:family="graphic" style:parent-style-name="standard">
      <style:graphic-properties svg:stroke-width="0.1cm" svg:stroke-color="#772953" draw:marker-start-width="0.5cm" draw:marker-end-width="0.5cm" draw:fill="none" draw:textarea-horizontal-align="justify" draw:textarea-vertical-align="middle" draw:auto-grow-height="false" fo:min-height="3.54cm" fo:min-width="5.512cm" fo:padding-top="0.175cm" fo:padding-bottom="0.175cm" fo:padding-left="0.3cm" fo:padding-right="0.3cm" fo:wrap-option="no-wrap"/>
    </style:style>
    <style:style style:name="gr26" style:family="graphic" style:parent-style-name="standard">
      <style:graphic-properties draw:stroke="none" draw:fill="none" fo:min-height="3.586cm"/>
    </style:style>
    <style:style style:name="gr27" style:family="graphic" style:parent-style-name="standard">
      <style:graphic-properties svg:stroke-width="0.1cm" svg:stroke-color="#772953" draw:marker-start-width="0.5cm" draw:marker-end-width="0.5cm" draw:fill="none" draw:textarea-horizontal-align="justify" draw:textarea-vertical-align="middle" draw:auto-grow-height="false" fo:min-height="1.874cm" fo:min-width="5.512cm" fo:padding-top="0.175cm" fo:padding-bottom="0.175cm" fo:padding-left="0.3cm" fo:padding-right="0.3cm" fo:wrap-option="no-wrap"/>
    </style:style>
    <style:style style:name="gr28" style:family="graphic" style:parent-style-name="standard">
      <style:graphic-properties svg:stroke-width="0.1cm" svg:stroke-color="#772953" draw:marker-start-width="0.5cm" draw:marker-end-width="0.5cm" draw:fill="none" draw:textarea-horizontal-align="justify" draw:textarea-vertical-align="middle" draw:auto-grow-height="false" fo:min-height="2.058cm" fo:min-width="5.512cm" fo:padding-top="0.175cm" fo:padding-bottom="0.175cm" fo:padding-left="0.3cm" fo:padding-right="0.3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0" style:family="graphic" style:parent-style-name="standard">
      <style:graphic-properties draw:stroke="none" draw:fill="none" fo:min-height="0.557cm"/>
    </style:style>
    <style:style style:name="gr31" style:family="graphic" style:parent-style-name="standard">
      <style:graphic-properties svg:stroke-width="0.2cm" draw:marker-start-width="0.8cm" draw:marker-end-width="0.8cm" draw:opacity="52%" draw:textarea-horizontal-align="justify" draw:textarea-vertical-align="middle" draw:auto-grow-height="false" fo:min-height="1.35cm" fo:min-width="19.7cm" fo:padding-top="0.225cm" fo:padding-bottom="0.225cm" fo:padding-left="0.35cm" fo:padding-right="0.35cm" draw:shadow-opacity="52%"/>
    </style:style>
    <style:style style:name="gr32" style:family="graphic" style:parent-style-name="standard">
      <style:graphic-properties svg:stroke-width="0.2cm" draw:marker-start-width="0.8cm" draw:marker-end-width="0.8cm" draw:opacity="52%" draw:textarea-horizontal-align="justify" draw:textarea-vertical-align="middle" draw:auto-grow-height="false" fo:min-height="0.95cm" fo:min-width="0.7cm" fo:padding-top="0.225cm" fo:padding-bottom="0.225cm" fo:padding-left="0.35cm" fo:padding-right="0.35cm" draw:shadow-opacity="52%"/>
    </style:style>
    <style:style style:name="gr33" style:family="graphic" style:parent-style-name="standard">
      <style:graphic-properties svg:stroke-width="0.2cm" draw:marker-start-width="0.8cm" draw:marker-end-width="0.8cm" svg:stroke-opacity="90%" draw:fill-color="#3465a4" draw:opacity="100%" draw:opacity-name="Transparency_20_3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4" style:family="graphic" style:parent-style-name="standard">
      <style:graphic-properties svg:stroke-width="0.2cm" draw:marker-start-width="0.8cm" draw:marker-end-width="0.8cm" draw:fill="none" draw:opacity="52%" draw:textarea-horizontal-align="justify" draw:textarea-vertical-align="middle" draw:auto-grow-height="false" fo:min-height="4.55cm" fo:min-width="19.7cm" fo:padding-top="0.225cm" fo:padding-bottom="0.225cm" fo:padding-left="0.35cm" fo:padding-right="0.35cm" draw:shadow-opacity="52%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opacity="52%"/>
      <style:paragraph-properties fo:text-align="center"/>
    </style:style>
    <style:style style:name="P11" style:family="paragraph">
      <loext:graphic-properties draw:fill-color="#3465a4" draw:opacity="100%" draw:opacity-name="Transparency_20_3"/>
      <style:paragraph-properties fo:text-align="center"/>
    </style:style>
    <style:style style:name="P12" style:family="paragraph">
      <loext:graphic-properties draw:fill="none" draw:opacity="52%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3cm" svg:height="16.6cm" svg:x="2.8cm" svg:y="2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8cm" svg:height="1.673cm" svg:x="2.8cm" svg:y="1.327cm">
          <draw:text-box>
            <text:p>Taskbar</text:p>
          </draw:text-box>
        </draw:frame>
        <draw:custom-shape draw:style-name="gr3" draw:text-style-name="P1" draw:layer="layout" svg:width="10.8cm" svg:height="15.2cm" svg:x="3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8cm" svg:height="15.2cm" svg:x="14.6cm" svg:y="3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8cm" svg:height="4cm" svg:x="3.6cm" svg:y="4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4cm" svg:height="1.673cm" svg:x="19cm" svg:y="3.527cm">
          <draw:text-box>
            <text:p>Notepad, vertical </text:p>
          </draw:text-box>
        </draw:frame>
        <draw:frame draw:style-name="gr5" draw:text-style-name="P3" draw:layer="layout" svg:width="7.288cm" svg:height="1.673cm" svg:x="3.312cm" svg:y="3.2cm">
          <draw:text-box>
            <text:p>Data &amp; Stats vertical </text:p>
          </draw:text-box>
        </draw:frame>
        <draw:frame draw:style-name="gr6" draw:text-style-name="P3" draw:layer="layout" svg:width="6.429cm" svg:height="0.963cm" svg:x="4cm" svg:y="4.437cm">
          <draw:text-box>
            <text:p>Data, grid </text:p>
          </draw:text-box>
        </draw:frame>
        <draw:custom-shape draw:style-name="gr7" draw:text-style-name="P1" draw:layer="layout" svg:width="8.8cm" svg:height="6.4cm" svg:x="3.6cm" svg:y="8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427cm" svg:height="0.963cm" svg:x="3.973cm" svg:y="8.837cm">
          <draw:text-box>
            <text:p>Stats, grid </text:p>
          </draw:text-box>
        </draw:frame>
        <draw:custom-shape draw:style-name="gr8" draw:text-style-name="P1" draw:layer="layout" svg:width="10cm" svg:height="10.6cm" svg:x="15cm" svg:y="4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5.434cm" svg:height="0.963cm" svg:x="19.966cm" svg:y="5.037cm">
          <draw:text-box>
            <text:p>Notepad </text:p>
          </draw:text-box>
        </draw:frame>
        <draw:custom-shape draw:style-name="gr9" draw:text-style-name="P1" draw:layer="layout" svg:width="10cm" svg:height="1.6cm" svg:x="15cm" svg:y="16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7cm" svg:height="1.384cm" svg:x="15.8cm" svg:y="16.6cm">
          <draw:text-box>
            <text:p>Buttons: <text:s/>Clear, Save</text:p>
          </draw:text-box>
        </draw:frame>
        <draw:custom-shape draw:style-name="gr11" draw:text-style-name="P1" draw:layer="layout" svg:width="8.8cm" svg:height="1.8cm" svg:x="3.7cm" svg:y="15.8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8.053cm" svg:height="1.2cm" svg:x="3.747cm" svg:y="16.4cm">
          <draw:text-box>
            <text:p>Buttons, horizontal</text:p>
          </draw:text-box>
        </draw:frame>
        <draw:custom-shape draw:style-name="gr13" draw:text-style-name="P1" draw:layer="layout" svg:width="23cm" svg:height="1.2cm" svg:x="2.8cm" svg:y="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5" draw:text-style-name="P2" draw:layer="layout" svg:width="10.8cm" svg:height="0.962cm" svg:x="0.8cm" svg:y="0.6cm">
          <draw:text-box>
            <text:p>DATA</text:p>
          </draw:text-box>
        </draw:frame>
        <draw:custom-shape draw:style-name="gr16" draw:text-style-name="P1" draw:layer="layout" svg:width="23cm" svg:height="11.8cm" svg:x="2.8cm" svg:y="2.8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7.2cm" svg:height="0.962cm" svg:x="3.4cm" svg:y="3.6cm">
          <draw:text-box>
            <text:p>File chosen: path/to/my_file.csv</text:p>
          </draw:text-box>
        </draw:frame>
        <draw:frame draw:style-name="gr6" draw:text-style-name="P3" draw:layer="layout" svg:width="4.8cm" svg:height="0.963cm" svg:x="3.6cm" svg:y="5cm">
          <draw:text-box>
            <text:p>Select Agents: </text:p>
          </draw:text-box>
        </draw:frame>
        <draw:custom-shape draw:style-name="gr17" draw:text-style-name="P5" draw:layer="layout" svg:width="0.6cm" svg:height="0.6cm" svg:x="9cm" svg:y="5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8cm" svg:height="0.963cm" svg:x="9.8cm" svg:y="5.037cm">
          <draw:text-box>
            <text:p>Agent 1</text:p>
          </draw:text-box>
        </draw:frame>
        <draw:custom-shape draw:style-name="gr17" draw:text-style-name="P5" draw:layer="layout" svg:width="0.6cm" svg:height="0.6cm" svg:x="13cm" svg:y="5.16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8cm" svg:height="0.963cm" svg:x="13.8cm" svg:y="5cm">
          <draw:text-box>
            <text:p>Agent 2</text:p>
          </draw:text-box>
        </draw:frame>
        <draw:custom-shape draw:style-name="gr17" draw:text-style-name="P5" draw:layer="layout" svg:width="0.6cm" svg:height="0.6cm" svg:x="16.8cm" svg:y="5.16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8cm" svg:height="0.963cm" svg:x="17.6cm" svg:y="5cm">
          <draw:text-box>
            <text:p>Agent 3</text:p>
          </draw:text-box>
        </draw:frame>
        <draw:frame draw:style-name="gr5" draw:text-style-name="P3" draw:layer="layout" svg:width="5.8cm" svg:height="1.673cm" svg:x="3.5cm" svg:y="6.6cm">
          <draw:text-box>
            <text:p>Select Timerange: </text:p>
          </draw:text-box>
        </draw:frame>
        <draw:line draw:style-name="gr18" draw:text-style-name="P1" draw:layer="layout" svg:x1="10.1cm" svg:y1="7.2cm" svg:x2="20.6cm" svg:y2="7.2cm">
          <text:p/>
        </draw:line>
        <draw:custom-shape draw:style-name="gr19" draw:text-style-name="P5" draw:layer="layout" svg:width="1.2cm" svg:height="1cm" svg:x="21.165cm" svg:y="6.6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cm" svg:height="0.6cm" svg:x="11.6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5.4cm" svg:height="1.4cm" svg:x="20.1cm" svg:y="12.2cm">
          <text:p text:style-name="P5">Plot Trajectoy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5.4cm" svg:height="1.4cm" svg:x="14.4cm" svg:y="12.2cm">
          <text:p text:style-name="P5">Frezze Settings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5.4cm" svg:height="1.4cm" svg:x="8.7cm" svg:y="12.2cm">
          <text:p text:style-name="P5">Print Basic Stats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5.4cm" svg:height="1.4cm" svg:x="3.1cm" svg:y="12.2cm">
          <text:p text:style-name="P5">Settings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2cm" svg:height="1cm" svg:x="21.166cm" svg:y="6.6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cm" svg:height="0.6cm" svg:x="11.60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0.151cm" svg:y1="8.7cm" svg:x2="20.651cm" svg:y2="8.7cm">
          <text:p/>
        </draw:line>
        <draw:custom-shape draw:style-name="gr19" draw:text-style-name="P5" draw:layer="layout" svg:width="1.2cm" svg:height="1cm" svg:x="21.216cm" svg:y="8.1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2cm" svg:height="1cm" svg:x="21.217cm" svg:y="8.1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6cm" svg:height="0.6cm" svg:x="17.75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" draw:layer="layout" svg:width="2cm" svg:height="0.962cm" svg:x="23cm" svg:y="6.8cm">
          <draw:text-box>
            <text:p>Start</text:p>
          </draw:text-box>
        </draw:frame>
        <draw:frame draw:style-name="gr22" draw:text-style-name="P2" draw:layer="layout" svg:width="2cm" svg:height="0.962cm" svg:x="23cm" svg:y="8.2cm">
          <draw:text-box>
            <text:p>Stop</text:p>
          </draw:text-box>
        </draw:frame>
        <draw:custom-shape draw:style-name="gr23" draw:text-style-name="P1" draw:layer="layout" svg:width="8cm" svg:height="4.4cm" svg:x="1cm" svg:y="16.4cm">
          <text:p/>
          <draw:enhanced-geometry svg:viewBox="0 0 21600 21600" draw:text-areas="800 800 20800 20800" draw:type="round-rectangular-callout" draw:modifiers="7756.13048368954 -16505.52147239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2" draw:layer="layout" svg:width="2cm" svg:height="0.962cm" svg:x="23cm" svg:y="6.8cm">
          <draw:text-box>
            <text:p>Start</text:p>
          </draw:text-box>
        </draw:frame>
        <draw:frame draw:style-name="gr24" draw:text-style-name="P6" draw:layer="layout" svg:width="8.4cm" svg:height="3.716cm" svg:x="1cm" svg:y="17.084cm">
          <draw:text-box>
            <text:list text:style-name="L1">
              <text:list-item>
                <text:p><text:span text:style-name="T1">Allow </text:span><text:span text:style-name="T1">more </text:span><text:span text:style-name="T1">agents</text:span></text:p>
              </text:list-item>
              <text:list-item>
                <text:p><text:span text:style-name="T1">Chose </text:span><text:span text:style-name="T1">what </text:span><text:span text:style-name="T1">should be </text:span><text:span text:style-name="T1">in the </text:span><text:span text:style-name="T1">basic </text:span><text:span text:style-name="T1">stats file</text:span></text:p>
              </text:list-item>
              <text:list-item>
                <text:p><text:span text:style-name="T1">Go back </text:span><text:span text:style-name="T1">to </text:span><text:span text:style-name="T1">standard </text:span><text:span text:style-name="T1">settings</text:span></text:p>
              </text:list-item>
            </text:list>
          </draw:text-box>
        </draw:frame>
        <draw:custom-shape draw:style-name="gr25" draw:text-style-name="P1" draw:layer="layout" svg:width="6.6cm" svg:height="4.2cm" svg:x="9.4cm" svg:y="14.719cm">
          <text:p/>
          <draw:enhanced-geometry svg:viewBox="0 0 21600 21600" draw:text-areas="800 800 20800 20800" draw:type="round-rectangular-callout" draw:modifiers="9767.61096803515 -6082.551773387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8" draw:layer="layout" svg:width="6.84cm" svg:height="3.836cm" svg:x="9.8cm" svg:y="15.364cm">
          <draw:text-box>
            <text:p text:style-name="P7"><text:span text:style-name="T1">Write to </text:span><text:span text:style-name="T1">notepad: </text:span></text:p>
            <text:list text:style-name="L1">
              <text:list-item>
                <text:p text:style-name="P7"><text:span text:style-name="T1">Mean &amp; </text:span><text:span text:style-name="T1">std of </text:span><text:span text:style-name="T1">agents </text:span><text:span text:style-name="T1">velocity</text:span></text:p>
              </text:list-item>
              <text:list-item>
                <text:p text:style-name="P7"><text:span text:style-name="T1">Mean </text:span><text:span text:style-name="T1">distance</text:span></text:p>
              </text:list-item>
              <text:list-item>
                <text:p text:style-name="P7"><text:span text:style-name="T1">Which </text:span><text:span text:style-name="T1">agent </text:span><text:span text:style-name="T1">leads </text:span><text:span text:style-name="T1">most of </text:span><text:span text:style-name="T1">the time </text:span></text:p>
              </text:list-item>
            </text:list>
          </draw:text-box>
        </draw:frame>
        <draw:custom-shape draw:style-name="gr27" draw:text-style-name="P1" draw:layer="layout" svg:width="6.6cm" svg:height="2.4cm" svg:x="15.2cm" svg:y="18.6cm">
          <text:p/>
          <draw:enhanced-geometry svg:viewBox="0 0 21600 21600" draw:text-areas="800 800 20800 20800" draw:type="round-rectangular-callout" draw:modifiers="4214.63414634146 -47626.1557684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6.6cm" svg:height="2.6cm" svg:x="19cm" svg:y="14.4cm">
          <text:p/>
          <draw:enhanced-geometry svg:viewBox="0 0 21600 21600" draw:text-areas="800 800 20800 20800" draw:type="round-rectangular-callout" draw:modifiers="9764.33873655507 -9824.2214532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9" draw:layer="layout" svg:width="6.36cm" svg:height="1.916cm" svg:x="15.24cm" svg:y="18.919cm">
          <draw:text-box>
            <text:p><text:span text:style-name="T1">Disable all </text:span><text:span text:style-name="T1">widget in the </text:span><text:span text:style-name="T1">data section </text:span><text:span text:style-name="T1">to avoid </text:span><text:span text:style-name="T1">changing </text:span><text:span text:style-name="T1">the data </text:span><text:span text:style-name="T1">settings</text:span></text:p>
          </draw:text-box>
        </draw:frame>
        <draw:frame draw:style-name="gr30" draw:text-style-name="P3" draw:layer="layout" svg:width="5.36cm" svg:height="1.361cm" svg:x="19.04cm" svg:y="15cm">
          <draw:text-box>
            <text:p><text:span text:style-name="T1">Ummm…. </text:span><text:span text:style-name="T1">plot </text:span><text:span text:style-name="T1">trajectory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6" draw:text-style-name="P1" draw:layer="layout" svg:width="23cm" svg:height="11.8cm" svg:x="2.6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894cm" svg:height="0.963cm" svg:x="1.106cm" svg:y="1.2cm">
          <draw:text-box>
            <text:p>STATS</text:p>
          </draw:text-box>
        </draw:frame>
        <draw:custom-shape draw:style-name="gr31" draw:text-style-name="P10" draw:layer="layout" svg:width="20.4cm" svg:height="1.8cm" svg:x="3.8cm" svg:y="4.2cm">
          <text:p text:style-name="P5">Select Stats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1.4cm" svg:height="1.4cm" svg:x="22.6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1" draw:layer="layout" svg:width="0.842cm" svg:height="0.848cm" draw:transform="skewX (-0.00820304748437327) rotate (0.78784162435024) translate (22.7cm 4.995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21" draw:text-style-name="P5" draw:layer="layout" svg:width="5.4cm" svg:height="1.4cm" svg:x="2.9cm" svg:y="13.4cm">
          <text:p text:style-name="P5">Chose Parameters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5.4cm" svg:height="1.4cm" svg:x="14.1cm" svg:y="13.4cm">
          <text:p text:style-name="P5">Print 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5.4cm" svg:height="1.4cm" svg:x="19.8cm" svg:y="13.4cm">
          <text:p text:style-name="P5">Save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0.4cm" svg:height="5cm" svg:x="3.8cm" svg:y="7.4cm">
          <text:p text:style-name="P5">Parameter inform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5.4cm" svg:height="1.4cm" svg:x="8.5cm" svg:y="13.4cm">
          <text:p text:style-name="P5">Plot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11:45:41.412144805</meta:creation-date>
    <dc:date>2017-12-13T13:59:03.587393315</dc:date>
    <meta:editing-duration>PT1H52M54S</meta:editing-duration>
    <meta:editing-cycles>12</meta:editing-cycles>
    <meta:generator>LibreOffice/5.1.6.2$Linux_X86_64 LibreOffice_project/10m0$Build-2</meta:generator>
    <meta:document-statistic meta:object-count="89"/>
  </office:meta>
</office:document-meta>
</file>